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jun17_jun3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74.806" calcext:value-type="float">
            <text:p>1474.806</text:p>
          </table:table-cell>
          <table:table-cell office:value-type="float" office:value="756.001" calcext:value-type="float">
            <text:p>756.001</text:p>
          </table:table-cell>
          <table:table-cell office:value-type="float" office:value="124929.405686513" calcext:value-type="float">
            <text:p>124929.405686513</text:p>
          </table:table-cell>
          <table:table-cell office:value-type="float" office:value="263.200638563481" calcext:value-type="float">
            <text:p>263.20</text:p>
          </table:table-cell>
          <table:table-cell office:value-type="float" office:value="891896140616624" calcext:value-type="float">
            <text:p>8.919E+14</text:p>
          </table:table-cell>
          <table:table-cell office:value-type="float" office:value="353.453541058104" calcext:value-type="float">
            <text:p>353.45</text:p>
          </table:table-cell>
          <table:table-cell office:value-type="float" office:value="0.781601931829789" calcext:value-type="float">
            <text:p>0.7816019318297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6.5269" calcext:value-type="float">
            <text:p>1246.5269</text:p>
          </table:table-cell>
          <table:table-cell office:value-type="float" office:value="571.82306" calcext:value-type="float">
            <text:p>571.82306</text:p>
          </table:table-cell>
          <table:table-cell office:value-type="float" office:value="193129.469991765" calcext:value-type="float">
            <text:p>193129.469991765</text:p>
          </table:table-cell>
          <table:table-cell office:value-type="float" office:value="339.095528153126" calcext:value-type="float">
            <text:p>339.10</text:p>
          </table:table-cell>
          <table:table-cell office:value-type="float" office:value="6.85834328775861E+016" calcext:value-type="float">
            <text:p>6.858E+16</text:p>
          </table:table-cell>
          <table:table-cell office:value-type="float" office:value="439.464981530685" calcext:value-type="float">
            <text:p>439.46</text:p>
          </table:table-cell>
          <table:table-cell office:value-type="float" office:value="0.410262917815511" calcext:value-type="float">
            <text:p>0.4102629178155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64.1204" calcext:value-type="float">
            <text:p>1164.1204</text:p>
          </table:table-cell>
          <table:table-cell office:value-type="float" office:value="443.17404" calcext:value-type="float">
            <text:p>443.17404</text:p>
          </table:table-cell>
          <table:table-cell office:value-type="float" office:value="118778.550762432" calcext:value-type="float">
            <text:p>118778.550762432</text:p>
          </table:table-cell>
          <table:table-cell office:value-type="float" office:value="257.825606178298" calcext:value-type="float">
            <text:p>257.83</text:p>
          </table:table-cell>
          <table:table-cell office:value-type="float" office:value="1336744398427133" calcext:value-type="float">
            <text:p>1.337E+15</text:p>
          </table:table-cell>
          <table:table-cell office:value-type="float" office:value="344.642642112714" calcext:value-type="float">
            <text:p>344.64</text:p>
          </table:table-cell>
          <table:table-cell office:value-type="float" office:value="0.400078323515863" calcext:value-type="float">
            <text:p>0.40007832351586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31.9274" calcext:value-type="float">
            <text:p>1231.9274</text:p>
          </table:table-cell>
          <table:table-cell office:value-type="float" office:value="538.44836" calcext:value-type="float">
            <text:p>538.44836</text:p>
          </table:table-cell>
          <table:table-cell office:value-type="float" office:value="166273.705490319" calcext:value-type="float">
            <text:p>166273.705490319</text:p>
          </table:table-cell>
          <table:table-cell office:value-type="float" office:value="310.614231584659" calcext:value-type="float">
            <text:p>310.61</text:p>
          </table:table-cell>
          <table:table-cell office:value-type="float" office:value="1.98070107841886E+016" calcext:value-type="float">
            <text:p>1.981E+16</text:p>
          </table:table-cell>
          <table:table-cell office:value-type="float" office:value="407.766729258676" calcext:value-type="float">
            <text:p>407.77</text:p>
          </table:table-cell>
          <table:table-cell office:value-type="float" office:value="0.427036782947704" calcext:value-type="float">
            <text:p>0.42703678294770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66.9067" calcext:value-type="float">
            <text:p>1866.9067</text:p>
          </table:table-cell>
          <table:table-cell office:value-type="float" office:value="673.055" calcext:value-type="float">
            <text:p>673.055</text:p>
          </table:table-cell>
          <table:table-cell office:value-type="float" office:value="159841.497366117" calcext:value-type="float">
            <text:p>159841.497366117</text:p>
          </table:table-cell>
          <table:table-cell office:value-type="float" office:value="308.745404896853" calcext:value-type="float">
            <text:p>308.75</text:p>
          </table:table-cell>
          <table:table-cell office:value-type="float" office:value="1.73575112517166E+016" calcext:value-type="float">
            <text:p>1.736E+16</text:p>
          </table:table-cell>
          <table:table-cell office:value-type="float" office:value="399.801822614801" calcext:value-type="float">
            <text:p>399.80</text:p>
          </table:table-cell>
          <table:table-cell office:value-type="float" office:value="0.647239027122605" calcext:value-type="float">
            <text:p>0.64723902712260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8.8813" calcext:value-type="float">
            <text:p>1338.8813</text:p>
          </table:table-cell>
          <table:table-cell office:value-type="float" office:value="777.4835" calcext:value-type="float">
            <text:p>777.4835</text:p>
          </table:table-cell>
          <table:table-cell office:value-type="float" office:value="132651.996348391" calcext:value-type="float">
            <text:p>132651.996348391</text:p>
          </table:table-cell>
          <table:table-cell office:value-type="float" office:value="235.188242143156" calcext:value-type="float">
            <text:p>235.19</text:p>
          </table:table-cell>
          <table:table-cell office:value-type="float" office:value="1.44737215445367E+015" calcext:value-type="float">
            <text:p>1.447E+15</text:p>
          </table:table-cell>
          <table:table-cell office:value-type="float" office:value="364.214217663713" calcext:value-type="float">
            <text:p>364.21</text:p>
          </table:table-cell>
          <table:table-cell office:value-type="float" office:value="0.780701455304987" calcext:value-type="float">
            <text:p>0.78070145530498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61.1051" calcext:value-type="float">
            <text:p>461.1051</text:p>
          </table:table-cell>
          <table:table-cell office:value-type="float" office:value="459.43448" calcext:value-type="float">
            <text:p>459.43448</text:p>
          </table:table-cell>
          <table:table-cell office:value-type="float" office:value="138915.564055845" calcext:value-type="float">
            <text:p>138915.564055845</text:p>
          </table:table-cell>
          <table:table-cell office:value-type="float" office:value="272.853249104794" calcext:value-type="float">
            <text:p>272.85</text:p>
          </table:table-cell>
          <table:table-cell office:value-type="float" office:value="3.11735364770251E+017" calcext:value-type="float">
            <text:p>3.117E+17</text:p>
          </table:table-cell>
          <table:table-cell office:value-type="float" office:value="372.713783023709" calcext:value-type="float">
            <text:p>372.71</text:p>
          </table:table-cell>
          <table:table-cell office:value-type="float" office:value="0.363298351442068" calcext:value-type="float">
            <text:p>0.36329835144206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23.7876" calcext:value-type="float">
            <text:p>1123.7876</text:p>
          </table:table-cell>
          <table:table-cell office:value-type="float" office:value="530.0806" calcext:value-type="float">
            <text:p>530.0806</text:p>
          </table:table-cell>
          <table:table-cell office:value-type="float" office:value="102257.689626235" calcext:value-type="float">
            <text:p>102257.689626235</text:p>
          </table:table-cell>
          <table:table-cell office:value-type="float" office:value="239.189639604744" calcext:value-type="float">
            <text:p>239.19</text:p>
          </table:table-cell>
          <table:table-cell office:value-type="float" office:value="1.45714088754155E+015" calcext:value-type="float">
            <text:p>1.457E+15</text:p>
          </table:table-cell>
          <table:table-cell office:value-type="float" office:value="319.777562731088" calcext:value-type="float">
            <text:p>319.78</text:p>
          </table:table-cell>
          <table:table-cell office:value-type="float" office:value="0.637579446143511" calcext:value-type="float">
            <text:p>0.6375794461435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00.0233" calcext:value-type="float">
            <text:p>1300.0233</text:p>
          </table:table-cell>
          <table:table-cell office:value-type="float" office:value="687.88586" calcext:value-type="float">
            <text:p>687.88586</text:p>
          </table:table-cell>
          <table:table-cell office:value-type="float" office:value="122245.800874368" calcext:value-type="float">
            <text:p>122245.800874368</text:p>
          </table:table-cell>
          <table:table-cell office:value-type="float" office:value="265.228359995238" calcext:value-type="float">
            <text:p>265.23</text:p>
          </table:table-cell>
          <table:table-cell office:value-type="float" office:value="5.4014824757649E+016" calcext:value-type="float">
            <text:p>5.401E+16</text:p>
          </table:table-cell>
          <table:table-cell office:value-type="float" office:value="349.636669807914" calcext:value-type="float">
            <text:p>349.64</text:p>
          </table:table-cell>
          <table:table-cell office:value-type="float" office:value="0.741837631316639" calcext:value-type="float">
            <text:p>0.741837631316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45.3428" calcext:value-type="float">
            <text:p>1245.3428</text:p>
          </table:table-cell>
          <table:table-cell office:value-type="float" office:value="604.154" calcext:value-type="float">
            <text:p>604.154</text:p>
          </table:table-cell>
          <table:table-cell office:value-type="float" office:value="139891.520022443" calcext:value-type="float">
            <text:p>139891.520022443</text:p>
          </table:table-cell>
          <table:table-cell office:value-type="float" office:value="276.88232224715" calcext:value-type="float">
            <text:p>276.88</text:p>
          </table:table-cell>
          <table:table-cell office:value-type="float" office:value="5.29590331136034E+016" calcext:value-type="float">
            <text:p>5.296E+16</text:p>
          </table:table-cell>
          <table:table-cell office:value-type="float" office:value="372.385772200156" calcext:value-type="float">
            <text:p>372.39</text:p>
          </table:table-cell>
          <table:table-cell office:value-type="float" office:value="0.576626207493186" calcext:value-type="float">
            <text:p>0.5766262074931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47.58173" calcext:value-type="float">
            <text:p>347.58173</text:p>
          </table:table-cell>
          <table:table-cell office:value-type="float" office:value="116.69841" calcext:value-type="float">
            <text:p>116.69841</text:p>
          </table:table-cell>
          <table:table-cell office:value-type="float" office:value="26622.8029808312" calcext:value-type="float">
            <text:p>26622.8029808312</text:p>
          </table:table-cell>
          <table:table-cell office:value-type="float" office:value="33.1412977272212" calcext:value-type="float">
            <text:p>33.14</text:p>
          </table:table-cell>
          <table:table-cell office:value-type="float" office:value="9.44332185523813E+016" calcext:value-type="float">
            <text:p>9.443E+16</text:p>
          </table:table-cell>
          <table:table-cell office:value-type="float" office:value="34.9336039557353" calcext:value-type="float">
            <text:p>34.93</text:p>
          </table:table-cell>
          <table:table-cell office:value-type="float" office:value="0.165458858964658" calcext:value-type="float">
            <text:p>0.165458858964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08:49.707415543</dc:date>
    <meta:editing-duration>PT48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